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4">
      <style:graphic-properties style:vertical-pos="middl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style:vertical-pos="middl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>
      <style:graphic-properties style:vertical-pos="middl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draw:fill="none" fo:clip="rect(0in, 0in, 0in, 0in)" draw:stroke="non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0">
      <style:graphic-properties fo:wrap-option="wrap" fo:padding-top="0.0375in" fo:padding-bottom="0.0375in" fo:padding-left="0.075in" fo:padding-right="0.075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none" draw:stroke="solid" svg:stroke-width="0.02083in" svg:stroke-color="#000000" draw:marker-end="a781" svg:stroke-opacity="100%" draw:stroke-linejoin="miter" svg:stroke-linecap="butt"/>
    </style:style>
    <style:style style:family="graphic" style:name="a784">
      <style:graphic-properties draw:fill="none" draw:stroke="solid" svg:stroke-width="0.02083in" svg:stroke-color="#000000" draw:marker-end="a783" svg:stroke-opacity="100%" draw:stroke-linejoin="miter" svg:stroke-linecap="butt"/>
    </style:style>
    <style:style style:family="graphic" style:name="a785">
      <style:graphic-properties draw:fill="none" draw:stroke="solid" svg:stroke-width="0.02083in" svg:stroke-color="#4472c4" svg:stroke-opacity="100%" draw:stroke-linejoin="miter" svg:stroke-linecap="butt"/>
    </style:style>
    <style:style style:family="graphic" style:name="a786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375in" fo:padding-bottom="0.0375in" fo:padding-left="0.075in" fo:padding-right="0.075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3">
      <style:graphic-properties draw:fill="none" draw:stroke="dash" draw:stroke-dash="a842" svg:stroke-width="0.01042in" svg:stroke-color="#4472c4" svg:stroke-opacity="100%" draw:stroke-linejoin="round" svg:stroke-linecap="butt"/>
    </style:style>
    <style:style style:family="graphic" style:name="a844">
      <style:graphic-properties style:vertical-pos="middle"/>
    </style:style>
    <style:style style:family="text" style:name="a84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8">
      <style:graphic-properties style:vertical-pos="middl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2083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3">
      <style:graphic-properties style:vertical-pos="middl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7">
      <style:graphic-properties style:vertical-pos="middl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draw:fill="none" draw:stroke="dash" draw:stroke-dash="a790" svg:stroke-width="0.01042in" svg:stroke-color="#000000" svg:stroke-opacity="100%" draw:stroke-linejoin="round" svg:stroke-linecap="butt"/>
    </style:style>
    <style:style style:family="graphic" style:name="a79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3">
      <style:graphic-properties style:vertical-pos="middle"/>
    </style:style>
    <style:style style:family="graphic" style:name="a801">
      <style:graphic-properties style:vertical-pos="middle"/>
    </style:style>
    <style:style style:family="text" style:name="a7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5">
      <style:graphic-properties style:vertical-pos="middle"/>
    </style:style>
    <style:style style:family="graphic" style:name="a797">
      <style:graphic-properties style:vertical-pos="middl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9">
      <style:graphic-properties style:vertical-pos="middl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777" draw:master-page-name="Master1-Layout1-title-Diapositiva-de-título" presentation:presentation-page-layout-name="Master1-PPL1" draw:id="Slide-256">
        <draw:g draw:name="Grupo 61" draw:id="id69">
          <svg:title/>
          <svg:desc/>
          <draw:connector draw:type="line" svg:x1="0.73893in" svg:y1="6.63045in" svg:x2="9.60874in" svg:y2="6.63045in" draw:id="id71" draw:style-name="a782" draw:name="Conector recto de flecha 4">
            <svg:title/>
            <svg:desc/>
          </draw:connector>
          <draw:connector draw:type="line" svg:x1="0.74742in" svg:y1="6.62539in" svg:x2="0.73893in" svg:y2="0.80464in" draw:id="id72" draw:style-name="a784" draw:name="Conector recto de flecha 6">
            <svg:title/>
            <svg:desc/>
          </draw:connector>
          <draw:connector draw:type="line" svg:x1="0.73893in" svg:y1="5.87453in" svg:x2="8.90537in" svg:y2="1.46974in" draw:id="id73" draw:style-name="a785" draw:name="Conector recto 9">
            <svg:title/>
            <svg:desc/>
          </draw:connector>
          <draw:connector draw:type="line" svg:x1="0.74742in" svg:y1="4.73255in" svg:x2="9.2845in" svg:y2="4.72558in" draw:id="id74" draw:style-name="a786" draw:name="Conector recto 11">
            <svg:title/>
            <svg:desc/>
          </draw:connector>
          <draw:custom-shape svg:width="0.14822in" svg:height="0.13918in" draw:id="id75" draw:style-name="a789" draw:transform="translate(-0.07411in -0.06959in) rotate(-5.39061) translate(5.2107in 1.24333in)" draw:name="Elipse 14">
            <svg:title/>
            <svg:desc/>
            <text:p text:style-name="a788" text:class-names="" text:cond-style-name=""><text:span text:style-name="a78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0.76574in" svg:y1="1.26434in" svg:x2="5.12918in" svg:y2="1.24334in" draw:id="id76" draw:style-name="a791" draw:name="Conector recto 24">
            <svg:title/>
            <svg:desc/>
          </draw:connector>
          <draw:connector draw:type="line" svg:x1="5.25786in" svg:y1="6.62539in" svg:x2="5.21814in" svg:y2="1.31702in" draw:end-shape="id75" draw:end-glue-point="5" draw:id="id77" draw:style-name="a792" draw:name="Conector recto 31">
            <svg:title/>
            <svg:desc/>
          </draw:connector>
          <draw:frame draw:id="id78" draw:style-name="a796" draw:name="CuadroTexto 34" svg:x="8.96182in" svg:y="1.08959in" svg:width="0.27383in" svg:height="0.30293in">
            <draw:text-box>
              <text:p text:style-name="a795" text:class-names="" text:cond-style-name=""><draw:frame draw:style-name="a793" text:anchor-type="as-char" svg:x="1174.05104in" svg:y="0in" svg:width="0.28333in" svg:height="0.3in" style:rel-width="scale" style:rel-height="scale"><draw:object xlink:href="Object 1/" xlink:type="simple" xlink:show="embed" xlink:actuate="onLoad"/></draw:frame><text:span text:style-name="a794" text:class-names=""/></text:p>
            </draw:text-box>
            <svg:title/>
            <svg:desc/>
          </draw:frame>
          <draw:frame draw:id="id79" draw:style-name="a800" draw:name="CuadroTexto 39" svg:x="9.38556in" svg:y="4.54247in" svg:width="0.2042in" svg:height="0.30293in">
            <draw:text-box>
              <text:p text:style-name="a799" text:class-names="" text:cond-style-name=""><draw:frame draw:style-name="a797" text:anchor-type="as-char" svg:x="1174.08549in" svg:y="0in" svg:width="0.21437in" svg:height="0.3in" style:rel-width="scale" style:rel-height="scale"><draw:object xlink:href="Object 2/" xlink:type="simple" xlink:show="embed" xlink:actuate="onLoad"/></draw:frame><text:span text:style-name="a798" text:class-names=""/></text:p>
            </draw:text-box>
            <svg:title/>
            <svg:desc/>
          </draw:frame>
          <draw:frame draw:id="id80" draw:style-name="a804" draw:name="CuadroTexto 41" svg:x="0.6626in" svg:y="0.49918in" svg:width="0.2042in" svg:height="0.30293in">
            <draw:text-box>
              <text:p text:style-name="a803" text:class-names="" text:cond-style-name=""><draw:frame draw:style-name="a801" text:anchor-type="as-char" svg:x="1174.08549in" svg:y="0in" svg:width="0.21437in" svg:height="0.3in" style:rel-width="scale" style:rel-height="scale"><draw:object xlink:href="Object 3/" xlink:type="simple" xlink:show="embed" xlink:actuate="onLoad"/></draw:frame><text:span text:style-name="a802" text:class-names=""/></text:p>
            </draw:text-box>
            <svg:title/>
            <svg:desc/>
          </draw:frame>
          <draw:frame draw:id="id81" draw:style-name="a808" draw:name="CuadroTexto 44" svg:x="0.38512in" svg:y="1.08959in" svg:width="0.27383in" svg:height="0.30293in">
            <draw:text-box>
              <text:p text:style-name="a807" text:class-names="" text:cond-style-name=""><draw:frame draw:style-name="a805" text:anchor-type="as-char" svg:x="1174.05104in" svg:y="0in" svg:width="0.28333in" svg:height="0.3in" style:rel-width="scale" style:rel-height="scale"><draw:object xlink:href="Object 4/" xlink:type="simple" xlink:show="embed" xlink:actuate="onLoad"/></draw:frame><text:span text:style-name="a806" text:class-names=""/></text:p>
            </draw:text-box>
            <svg:title/>
            <svg:desc/>
          </draw:frame>
          <draw:frame draw:id="id82" draw:style-name="a812" draw:name="CuadroTexto 42" svg:x="5.12918in" svg:y="0.82954in" svg:width="0.29003in" svg:height="0.30293in">
            <draw:text-box>
              <text:p text:style-name="a811" text:class-names="" text:cond-style-name=""><draw:frame draw:style-name="a809" text:anchor-type="as-char" svg:x="1174.05104in" svg:y="0in" svg:width="0.28333in" svg:height="0.3in" style:rel-width="scale" style:rel-height="scale"><draw:object xlink:href="Object 5/" xlink:type="simple" xlink:show="embed" xlink:actuate="onLoad"/></draw:frame><text:span text:style-name="a810" text:class-names=""/></text:p>
            </draw:text-box>
            <svg:title/>
            <svg:desc/>
          </draw:frame>
          <draw:custom-shape svg:x="5.23257in" svg:y="1.31702in" svg:width="0.28785in" svg:height="2.11291in" draw:id="id83" draw:style-name="a815" draw:name="Cerrar llave 46">
            <svg:title/>
            <svg:desc/>
            <text:p text:style-name="a814" text:class-names="" text:cond-style-name=""><text:span text:style-name="a813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494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  <draw:frame draw:id="id84" draw:style-name="a819" draw:name="CuadroTexto 47" svg:x="5.21259in" svg:y="2.14427in" svg:width="2.38732in" svg:height="0.48911in">
            <draw:text-box>
              <text:p text:style-name="a818" text:class-names="" text:cond-style-name=""><draw:frame draw:style-name="a816" text:anchor-type="as-char" svg:x="1173.42903in" svg:y="0in" svg:width="1.50472in" svg:height="0.48438in" style:rel-width="scale" style:rel-height="scale"><draw:object xlink:href="Object 6/" xlink:type="simple" xlink:show="embed" xlink:actuate="onLoad"/></draw:frame><text:span text:style-name="a817" text:class-names=""/></text:p>
            </draw:text-box>
            <svg:title/>
            <svg:desc/>
          </draw:frame>
          <draw:custom-shape svg:x="5.2519in" svg:y="3.46275in" svg:width="0.24883in" svg:height="1.24795in" draw:id="id85" draw:style-name="a822" draw:name="Cerrar llave 48">
            <svg:title/>
            <svg:desc/>
            <text:p text:style-name="a821" text:class-names="" text:cond-style-name=""><text:span text:style-name="a820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?f8 / 2"/>
              <draw:equation draw:name="f10" draw:formula="?f3 + ?f9"/>
              <draw:equation draw:name="f11" draw:formula="min(?f8, ?f7)"/>
              <draw:equation draw:name="f12" draw:formula="5419351 / 1725033"/>
              <draw:equation draw:name="f13" draw:formula="$1"/>
              <draw:equation draw:name="f14" draw:formula="$0"/>
              <draw:equation draw:name="f15" draw:formula="?f11 * ?f14 / 100000"/>
              <draw:equation draw:name="f16" draw:formula="?f7 * ?f13 / 100000"/>
              <draw:equation draw:name="f17" draw:formula="?f16 - ?f15"/>
              <draw:equation draw:name="f18" draw:formula="?f6 - ?f15"/>
              <draw:equation draw:name="f19" draw:formula="2700000 + ?f2"/>
              <draw:equation draw:name="f20" draw:formula="?f19 * ?f12 / ?f1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9"/>
              <draw:equation draw:name="f25" draw:formula="cos(?f21)"/>
              <draw:equation draw:name="f26" draw:formula="0 - ?f25"/>
              <draw:equation draw:name="f27" draw:formula="?f26 * ?f15"/>
              <draw:equation draw:name="f28" draw:formula="?f3 + ?f24"/>
              <draw:equation draw:name="f29" draw:formula="?f15 - ?f27"/>
              <draw:equation draw:name="f30" draw:formula="?f6 + ?f27 - ?f15"/>
              <draw:equation draw:name="f31" draw:formula="21550000 - ?f2"/>
              <draw:equation draw:name="f32" draw:formula="if(?f31, ?f2, 21550000)"/>
              <draw:equation draw:name="f33" draw:formula="-21550000 - ?f32"/>
              <draw:equation draw:name="f34" draw:formula="if(?f33, -21550000, ?f32)"/>
              <draw:equation draw:name="f35" draw:formula="?f0 + ?f34"/>
              <draw:equation draw:name="f36" draw:formula="?f0 + ?f2"/>
              <draw:equation draw:name="f37" draw:formula="?f36 * ?f12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9"/>
              <draw:equation draw:name="f42" draw:formula="sin(?f38)"/>
              <draw:equation draw:name="f43" draw:formula="0 - ?f42"/>
              <draw:equation draw:name="f44" draw:formula="?f43 * ?f15"/>
              <draw:equation draw:name="f45" draw:formula="sqrt(?f41 * ?f41 + ?f44 * ?f44 + 0 * 0)"/>
              <draw:equation draw:name="f46" draw:formula="?f9 * ?f15 / ?f45"/>
              <draw:equation draw:name="f47" draw:formula="?f43 * ?f46"/>
              <draw:equation draw:name="f48" draw:formula="?f3 - ?f47"/>
              <draw:equation draw:name="f49" draw:formula="?f40 * ?f46"/>
              <draw:equation draw:name="f50" draw:formula="?f5 - ?f49"/>
              <draw:equation draw:name="f51" draw:formula="?f48 - ?f9"/>
              <draw:equation draw:name="f52" draw:formula="?f50 - ?f15"/>
              <draw:equation draw:name="f53" draw:formula="?f48 + ?f9"/>
              <draw:equation draw:name="f54" draw:formula="?f50 + ?f15"/>
              <draw:equation draw:name="f55" draw:formula="?f35 + ?f2"/>
              <draw:equation draw:name="f56" draw:formula="?f55 * ?f12 / ?f1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9"/>
              <draw:equation draw:name="f61" draw:formula="sin(?f57)"/>
              <draw:equation draw:name="f62" draw:formula="0 - ?f61"/>
              <draw:equation draw:name="f63" draw:formula="?f62 * ?f15"/>
              <draw:equation draw:name="f64" draw:formula="sqrt(?f60 * ?f60 + ?f63 * ?f63 + 0 * 0)"/>
              <draw:equation draw:name="f65" draw:formula="?f9 * ?f15 / ?f64"/>
              <draw:equation draw:name="f66" draw:formula="?f62 * ?f65"/>
              <draw:equation draw:name="f67" draw:formula="?f48 + ?f66"/>
              <draw:equation draw:name="f68" draw:formula="?f59 * ?f65"/>
              <draw:equation draw:name="f69" draw:formula="?f50 + ?f68"/>
              <draw:equation draw:name="f70" draw:formula="if(?f34, ?f3, ?f51)"/>
              <draw:equation draw:name="f71" draw:formula="if(?f34, ?f5, ?f52)"/>
              <draw:equation draw:name="f72" draw:formula="if(?f34, ?f3, ?f53)"/>
              <draw:equation draw:name="f73" draw:formula="if(?f34, ?f5, ?f54)"/>
              <draw:equation draw:name="f74" draw:formula="if(?f34, ?f51, ?f67)"/>
              <draw:equation draw:name="f75" draw:formula="if(?f34, ?f52, ?f69)"/>
              <draw:equation draw:name="f76" draw:formula="if(?f34, ?f53, ?f67)"/>
              <draw:equation draw:name="f77" draw:formula="if(?f34, ?f54, ?f69)"/>
              <draw:equation draw:name="f78" draw:formula="21550000 - -5400000"/>
              <draw:equation draw:name="f79" draw:formula="if(?f78, -5400000, 21550000)"/>
              <draw:equation draw:name="f80" draw:formula="-21550000 - ?f79"/>
              <draw:equation draw:name="f81" draw:formula="if(?f80, -21550000, ?f79)"/>
              <draw:equation draw:name="f82" draw:formula="?f1 + ?f81"/>
              <draw:equation draw:name="f83" draw:formula="?f1 + ?f2"/>
              <draw:equation draw:name="f84" draw:formula="?f83 * ?f12 / ?f1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 * ?f9"/>
              <draw:equation draw:name="f89" draw:formula="sin(?f85)"/>
              <draw:equation draw:name="f90" draw:formula="0 - ?f89"/>
              <draw:equation draw:name="f91" draw:formula="?f90 * ?f15"/>
              <draw:equation draw:name="f92" draw:formula="sqrt(?f88 * ?f88 + ?f91 * ?f91 + 0 * 0)"/>
              <draw:equation draw:name="f93" draw:formula="?f9 * ?f15 / ?f92"/>
              <draw:equation draw:name="f94" draw:formula="?f90 * ?f93"/>
              <draw:equation draw:name="f95" draw:formula="?f10 - ?f94"/>
              <draw:equation draw:name="f96" draw:formula="?f87 * ?f93"/>
              <draw:equation draw:name="f97" draw:formula="?f17 - ?f96"/>
              <draw:equation draw:name="f98" draw:formula="?f95 - ?f9"/>
              <draw:equation draw:name="f99" draw:formula="?f97 - ?f15"/>
              <draw:equation draw:name="f100" draw:formula="?f95 + ?f9"/>
              <draw:equation draw:name="f101" draw:formula="?f97 + ?f15"/>
              <draw:equation draw:name="f102" draw:formula="?f82 + ?f2"/>
              <draw:equation draw:name="f103" draw:formula="?f102 * ?f12 / ?f1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9"/>
              <draw:equation draw:name="f108" draw:formula="sin(?f104)"/>
              <draw:equation draw:name="f109" draw:formula="0 - ?f108"/>
              <draw:equation draw:name="f110" draw:formula="?f109 * ?f15"/>
              <draw:equation draw:name="f111" draw:formula="sqrt(?f107 * ?f107 + ?f110 * ?f110 + 0 * 0)"/>
              <draw:equation draw:name="f112" draw:formula="?f9 * ?f15 / ?f111"/>
              <draw:equation draw:name="f113" draw:formula="?f109 * ?f112"/>
              <draw:equation draw:name="f114" draw:formula="?f95 + ?f113"/>
              <draw:equation draw:name="f115" draw:formula="?f106 * ?f112"/>
              <draw:equation draw:name="f116" draw:formula="?f97 + ?f115"/>
              <draw:equation draw:name="f117" draw:formula="if(?f81, ?f10, ?f98)"/>
              <draw:equation draw:name="f118" draw:formula="if(?f81, ?f17, ?f99)"/>
              <draw:equation draw:name="f119" draw:formula="if(?f81, ?f10, ?f100)"/>
              <draw:equation draw:name="f120" draw:formula="if(?f81, ?f17, ?f101)"/>
              <draw:equation draw:name="f121" draw:formula="if(?f81, ?f98, ?f114)"/>
              <draw:equation draw:name="f122" draw:formula="if(?f81, ?f99, ?f116)"/>
              <draw:equation draw:name="f123" draw:formula="if(?f81, ?f100, ?f114)"/>
              <draw:equation draw:name="f124" draw:formula="if(?f81, ?f101, ?f116)"/>
              <draw:equation draw:name="f125" draw:formula="?f0 + ?f81"/>
              <draw:equation draw:name="f126" draw:formula="?f114 - ?f47"/>
              <draw:equation draw:name="f127" draw:formula="?f116 - ?f49"/>
              <draw:equation draw:name="f128" draw:formula="?f126 - ?f9"/>
              <draw:equation draw:name="f129" draw:formula="?f127 - ?f15"/>
              <draw:equation draw:name="f130" draw:formula="?f126 + ?f9"/>
              <draw:equation draw:name="f131" draw:formula="?f127 + ?f15"/>
              <draw:equation draw:name="f132" draw:formula="?f125 + ?f2"/>
              <draw:equation draw:name="f133" draw:formula="?f132 * ?f12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9"/>
              <draw:equation draw:name="f138" draw:formula="sin(?f134)"/>
              <draw:equation draw:name="f139" draw:formula="0 - ?f138"/>
              <draw:equation draw:name="f140" draw:formula="?f139 * ?f15"/>
              <draw:equation draw:name="f141" draw:formula="sqrt(?f137 * ?f137 + ?f140 * ?f140 + 0 * 0)"/>
              <draw:equation draw:name="f142" draw:formula="?f9 * ?f15 / ?f141"/>
              <draw:equation draw:name="f143" draw:formula="?f139 * ?f142"/>
              <draw:equation draw:name="f144" draw:formula="?f126 + ?f143"/>
              <draw:equation draw:name="f145" draw:formula="?f136 * ?f142"/>
              <draw:equation draw:name="f146" draw:formula="?f127 + ?f145"/>
              <draw:equation draw:name="f147" draw:formula="if(?f81, ?f114, ?f128)"/>
              <draw:equation draw:name="f148" draw:formula="if(?f81, ?f116, ?f129)"/>
              <draw:equation draw:name="f149" draw:formula="if(?f81, ?f114, ?f130)"/>
              <draw:equation draw:name="f150" draw:formula="if(?f81, ?f116, ?f131)"/>
              <draw:equation draw:name="f151" draw:formula="if(?f81, ?f128, ?f144)"/>
              <draw:equation draw:name="f152" draw:formula="if(?f81, ?f129, ?f146)"/>
              <draw:equation draw:name="f153" draw:formula="if(?f81, ?f130, ?f144)"/>
              <draw:equation draw:name="f154" draw:formula="if(?f81, ?f131, ?f146)"/>
              <draw:equation draw:name="f155" draw:formula="0 + ?f34"/>
              <draw:equation draw:name="f156" draw:formula="0 + ?f2"/>
              <draw:equation draw:name="f157" draw:formula="?f156 * ?f12 / ?f1"/>
              <draw:equation draw:name="f158" draw:formula="0 - ?f157"/>
              <draw:equation draw:name="f159" draw:formula="cos(?f158)"/>
              <draw:equation draw:name="f160" draw:formula="0 - ?f159"/>
              <draw:equation draw:name="f161" draw:formula="?f160 * ?f9"/>
              <draw:equation draw:name="f162" draw:formula="sin(?f158)"/>
              <draw:equation draw:name="f163" draw:formula="0 - ?f162"/>
              <draw:equation draw:name="f164" draw:formula="?f163 * ?f15"/>
              <draw:equation draw:name="f165" draw:formula="sqrt(?f161 * ?f161 + ?f164 * ?f164 + 0 * 0)"/>
              <draw:equation draw:name="f166" draw:formula="?f9 * ?f15 / ?f165"/>
              <draw:equation draw:name="f167" draw:formula="?f163 * ?f166"/>
              <draw:equation draw:name="f168" draw:formula="?f10 - ?f167"/>
              <draw:equation draw:name="f169" draw:formula="?f160 * ?f166"/>
              <draw:equation draw:name="f170" draw:formula="?f18 - ?f169"/>
              <draw:equation draw:name="f171" draw:formula="?f168 - ?f9"/>
              <draw:equation draw:name="f172" draw:formula="?f170 - ?f15"/>
              <draw:equation draw:name="f173" draw:formula="?f168 + ?f9"/>
              <draw:equation draw:name="f174" draw:formula="?f170 + ?f15"/>
              <draw:equation draw:name="f175" draw:formula="?f155 + ?f2"/>
              <draw:equation draw:name="f176" draw:formula="?f175 * ?f12 / ?f1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9"/>
              <draw:equation draw:name="f181" draw:formula="sin(?f177)"/>
              <draw:equation draw:name="f182" draw:formula="0 - ?f181"/>
              <draw:equation draw:name="f183" draw:formula="?f182 * ?f15"/>
              <draw:equation draw:name="f184" draw:formula="sqrt(?f180 * ?f180 + ?f183 * ?f183 + 0 * 0)"/>
              <draw:equation draw:name="f185" draw:formula="?f9 * ?f15 / ?f184"/>
              <draw:equation draw:name="f186" draw:formula="?f182 * ?f185"/>
              <draw:equation draw:name="f187" draw:formula="?f168 + ?f186"/>
              <draw:equation draw:name="f188" draw:formula="?f179 * ?f185"/>
              <draw:equation draw:name="f189" draw:formula="?f170 + ?f188"/>
              <draw:equation draw:name="f190" draw:formula="if(?f34, ?f10, ?f171)"/>
              <draw:equation draw:name="f191" draw:formula="if(?f34, ?f18, ?f172)"/>
              <draw:equation draw:name="f192" draw:formula="if(?f34, ?f10, ?f173)"/>
              <draw:equation draw:name="f193" draw:formula="if(?f34, ?f18, ?f174)"/>
              <draw:equation draw:name="f194" draw:formula="if(?f34, ?f171, ?f187)"/>
              <draw:equation draw:name="f195" draw:formula="if(?f34, ?f172, ?f189)"/>
              <draw:equation draw:name="f196" draw:formula="if(?f34, ?f173, ?f187)"/>
              <draw:equation draw:name="f197" draw:formula="if(?f34, ?f174, ?f189)"/>
            </draw:enhanced-geometry>
          </draw:custom-shape>
          <draw:frame draw:id="id86" draw:style-name="a826" draw:name="CuadroTexto 51" svg:x="5.63807in" svg:y="3.86264in" svg:width="1.44312in" svg:height="0.48911in">
            <draw:text-box>
              <text:p text:style-name="a825" text:class-names="" text:cond-style-name=""><draw:frame draw:style-name="a823" text:anchor-type="as-char" svg:x="1173.45722in" svg:y="0in" svg:width="1.44833in" svg:height="0.48438in" style:rel-width="scale" style:rel-height="scale"><draw:object xlink:href="Object 7/" xlink:type="simple" xlink:show="embed" xlink:actuate="onLoad"/></draw:frame><text:span text:style-name="a824" text:class-names=""/></text:p>
            </draw:text-box>
            <svg:title/>
            <svg:desc/>
          </draw:frame>
          <draw:frame draw:id="id87" draw:style-name="a830" draw:name="CuadroTexto 53" svg:x="3.33327in" svg:y="2.80806in" svg:width="1.44312in" svg:height="0.48911in">
            <draw:text-box>
              <text:p text:style-name="a829" text:class-names="" text:cond-style-name=""><draw:frame draw:style-name="a827" text:anchor-type="as-char" svg:x="1173.45722in" svg:y="0in" svg:width="1.44833in" svg:height="0.48438in" style:rel-width="scale" style:rel-height="scale"><draw:object xlink:href="Object 8/" xlink:type="simple" xlink:show="embed" xlink:actuate="onLoad"/></draw:frame><text:span text:style-name="a828" text:class-names=""/></text:p>
            </draw:text-box>
            <svg:title/>
            <svg:desc/>
          </draw:frame>
          <draw:custom-shape svg:x="4.92639in" svg:y="1.32306in" svg:width="0.30618in" svg:height="3.38764in" draw:id="id88" draw:style-name="a833" draw:name="Abrir llave 54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?f7 / 2"/>
              <draw:equation draw:name="f9" draw:formula="?f2 + ?f8"/>
              <draw:equation draw:name="f10" draw:formula="min(?f7, ?f6)"/>
              <draw:equation draw:name="f11" draw:formula="5419351 / 1725033"/>
              <draw:equation draw:name="f12" draw:formula="$1"/>
              <draw:equation draw:name="f13" draw:formula="$0"/>
              <draw:equation draw:name="f14" draw:formula="?f10 * ?f13 / 100000"/>
              <draw:equation draw:name="f15" draw:formula="?f6 * ?f12 / 100000"/>
              <draw:equation draw:name="f16" draw:formula="?f15 + ?f14"/>
              <draw:equation draw:name="f17" draw:formula="2700000 + ?f1"/>
              <draw:equation draw:name="f18" draw:formula="?f17 * ?f11 / ?f0"/>
              <draw:equation draw:name="f19" draw:formula="0 - ?f18"/>
              <draw:equation draw:name="f20" draw:formula="sin(?f19)"/>
              <draw:equation draw:name="f21" draw:formula="0 - ?f20"/>
              <draw:equation draw:name="f22" draw:formula="?f21 * ?f8"/>
              <draw:equation draw:name="f23" draw:formula="cos(?f19)"/>
              <draw:equation draw:name="f24" draw:formula="0 - ?f23"/>
              <draw:equation draw:name="f25" draw:formula="?f24 * ?f14"/>
              <draw:equation draw:name="f26" draw:formula="?f3 - ?f22"/>
              <draw:equation draw:name="f27" draw:formula="?f14 - ?f25"/>
              <draw:equation draw:name="f28" draw:formula="?f5 + ?f25 - ?f14"/>
              <draw:equation draw:name="f29" draw:formula="21550000 - ?f1"/>
              <draw:equation draw:name="f30" draw:formula="if(?f29, ?f1, 21550000)"/>
              <draw:equation draw:name="f31" draw:formula="-21550000 - ?f30"/>
              <draw:equation draw:name="f32" draw:formula="if(?f31, -21550000, ?f30)"/>
              <draw:equation draw:name="f33" draw:formula="?f1 + ?f32"/>
              <draw:equation draw:name="f34" draw:formula="?f1 + ?f1"/>
              <draw:equation draw:name="f35" draw:formula="?f34 * ?f11 / ?f0"/>
              <draw:equation draw:name="f36" draw:formula="0 - ?f35"/>
              <draw:equation draw:name="f37" draw:formula="cos(?f36)"/>
              <draw:equation draw:name="f38" draw:formula="0 - ?f37"/>
              <draw:equation draw:name="f39" draw:formula="?f38 * ?f8"/>
              <draw:equation draw:name="f40" draw:formula="sin(?f36)"/>
              <draw:equation draw:name="f41" draw:formula="0 - ?f40"/>
              <draw:equation draw:name="f42" draw:formula="?f41 * ?f14"/>
              <draw:equation draw:name="f43" draw:formula="sqrt(?f39 * ?f39 + ?f42 * ?f42 + 0 * 0)"/>
              <draw:equation draw:name="f44" draw:formula="?f8 * ?f14 / ?f43"/>
              <draw:equation draw:name="f45" draw:formula="?f41 * ?f44"/>
              <draw:equation draw:name="f46" draw:formula="?f3 - ?f45"/>
              <draw:equation draw:name="f47" draw:formula="?f38 * ?f44"/>
              <draw:equation draw:name="f48" draw:formula="?f5 - ?f47"/>
              <draw:equation draw:name="f49" draw:formula="?f46 - ?f8"/>
              <draw:equation draw:name="f50" draw:formula="?f48 - ?f14"/>
              <draw:equation draw:name="f51" draw:formula="?f46 + ?f8"/>
              <draw:equation draw:name="f52" draw:formula="?f48 + ?f14"/>
              <draw:equation draw:name="f53" draw:formula="?f33 + ?f1"/>
              <draw:equation draw:name="f54" draw:formula="?f53 * ?f11 / ?f0"/>
              <draw:equation draw:name="f55" draw:formula="0 - ?f54"/>
              <draw:equation draw:name="f56" draw:formula="cos(?f55)"/>
              <draw:equation draw:name="f57" draw:formula="0 - ?f56"/>
              <draw:equation draw:name="f58" draw:formula="?f57 * ?f8"/>
              <draw:equation draw:name="f59" draw:formula="sin(?f55)"/>
              <draw:equation draw:name="f60" draw:formula="0 - ?f59"/>
              <draw:equation draw:name="f61" draw:formula="?f60 * ?f14"/>
              <draw:equation draw:name="f62" draw:formula="sqrt(?f58 * ?f58 + ?f61 * ?f61 + 0 * 0)"/>
              <draw:equation draw:name="f63" draw:formula="?f8 * ?f14 / ?f62"/>
              <draw:equation draw:name="f64" draw:formula="?f60 * ?f63"/>
              <draw:equation draw:name="f65" draw:formula="?f46 + ?f64"/>
              <draw:equation draw:name="f66" draw:formula="?f57 * ?f63"/>
              <draw:equation draw:name="f67" draw:formula="?f48 + ?f66"/>
              <draw:equation draw:name="f68" draw:formula="if(?f32, ?f3, ?f49)"/>
              <draw:equation draw:name="f69" draw:formula="if(?f32, ?f5, ?f50)"/>
              <draw:equation draw:name="f70" draw:formula="if(?f32, ?f3, ?f51)"/>
              <draw:equation draw:name="f71" draw:formula="if(?f32, ?f5, ?f52)"/>
              <draw:equation draw:name="f72" draw:formula="if(?f32, ?f49, ?f65)"/>
              <draw:equation draw:name="f73" draw:formula="if(?f32, ?f50, ?f67)"/>
              <draw:equation draw:name="f74" draw:formula="if(?f32, ?f51, ?f65)"/>
              <draw:equation draw:name="f75" draw:formula="if(?f32, ?f52, ?f67)"/>
              <draw:equation draw:name="f76" draw:formula="21550000 - -5400000"/>
              <draw:equation draw:name="f77" draw:formula="if(?f76, -5400000, 21550000)"/>
              <draw:equation draw:name="f78" draw:formula="-21550000 - ?f77"/>
              <draw:equation draw:name="f79" draw:formula="if(?f78, -21550000, ?f77)"/>
              <draw:equation draw:name="f80" draw:formula="0 + ?f79"/>
              <draw:equation draw:name="f81" draw:formula="0 + ?f1"/>
              <draw:equation draw:name="f82" draw:formula="?f81 * ?f11 / ?f0"/>
              <draw:equation draw:name="f83" draw:formula="0 - ?f82"/>
              <draw:equation draw:name="f84" draw:formula="cos(?f83)"/>
              <draw:equation draw:name="f85" draw:formula="0 - ?f84"/>
              <draw:equation draw:name="f86" draw:formula="?f85 * ?f8"/>
              <draw:equation draw:name="f87" draw:formula="sin(?f83)"/>
              <draw:equation draw:name="f88" draw:formula="0 - ?f87"/>
              <draw:equation draw:name="f89" draw:formula="?f88 * ?f14"/>
              <draw:equation draw:name="f90" draw:formula="sqrt(?f86 * ?f86 + ?f89 * ?f89 + 0 * 0)"/>
              <draw:equation draw:name="f91" draw:formula="?f8 * ?f14 / ?f90"/>
              <draw:equation draw:name="f92" draw:formula="?f88 * ?f91"/>
              <draw:equation draw:name="f93" draw:formula="?f9 - ?f92"/>
              <draw:equation draw:name="f94" draw:formula="?f85 * ?f91"/>
              <draw:equation draw:name="f95" draw:formula="?f16 - ?f94"/>
              <draw:equation draw:name="f96" draw:formula="?f93 - ?f8"/>
              <draw:equation draw:name="f97" draw:formula="?f95 - ?f14"/>
              <draw:equation draw:name="f98" draw:formula="?f93 + ?f8"/>
              <draw:equation draw:name="f99" draw:formula="?f95 + ?f14"/>
              <draw:equation draw:name="f100" draw:formula="?f80 + ?f1"/>
              <draw:equation draw:name="f101" draw:formula="?f100 * ?f11 / ?f0"/>
              <draw:equation draw:name="f102" draw:formula="0 - ?f101"/>
              <draw:equation draw:name="f103" draw:formula="cos(?f102)"/>
              <draw:equation draw:name="f104" draw:formula="0 - ?f103"/>
              <draw:equation draw:name="f105" draw:formula="?f104 * ?f8"/>
              <draw:equation draw:name="f106" draw:formula="sin(?f102)"/>
              <draw:equation draw:name="f107" draw:formula="0 - ?f106"/>
              <draw:equation draw:name="f108" draw:formula="?f107 * ?f14"/>
              <draw:equation draw:name="f109" draw:formula="sqrt(?f105 * ?f105 + ?f108 * ?f108 + 0 * 0)"/>
              <draw:equation draw:name="f110" draw:formula="?f8 * ?f14 / ?f109"/>
              <draw:equation draw:name="f111" draw:formula="?f107 * ?f110"/>
              <draw:equation draw:name="f112" draw:formula="?f93 + ?f111"/>
              <draw:equation draw:name="f113" draw:formula="?f104 * ?f110"/>
              <draw:equation draw:name="f114" draw:formula="?f95 + ?f113"/>
              <draw:equation draw:name="f115" draw:formula="if(?f79, ?f9, ?f96)"/>
              <draw:equation draw:name="f116" draw:formula="if(?f79, ?f16, ?f97)"/>
              <draw:equation draw:name="f117" draw:formula="if(?f79, ?f9, ?f98)"/>
              <draw:equation draw:name="f118" draw:formula="if(?f79, ?f16, ?f99)"/>
              <draw:equation draw:name="f119" draw:formula="if(?f79, ?f96, ?f112)"/>
              <draw:equation draw:name="f120" draw:formula="if(?f79, ?f97, ?f114)"/>
              <draw:equation draw:name="f121" draw:formula="if(?f79, ?f98, ?f112)"/>
              <draw:equation draw:name="f122" draw:formula="if(?f79, ?f99, ?f114)"/>
              <draw:equation draw:name="f123" draw:formula="?f1 + ?f79"/>
              <draw:equation draw:name="f124" draw:formula="?f112 - ?f45"/>
              <draw:equation draw:name="f125" draw:formula="?f114 - ?f47"/>
              <draw:equation draw:name="f126" draw:formula="?f124 - ?f8"/>
              <draw:equation draw:name="f127" draw:formula="?f125 - ?f14"/>
              <draw:equation draw:name="f128" draw:formula="?f124 + ?f8"/>
              <draw:equation draw:name="f129" draw:formula="?f125 + ?f14"/>
              <draw:equation draw:name="f130" draw:formula="?f123 + ?f1"/>
              <draw:equation draw:name="f131" draw:formula="?f130 * ?f11 / ?f0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8"/>
              <draw:equation draw:name="f136" draw:formula="sin(?f132)"/>
              <draw:equation draw:name="f137" draw:formula="0 - ?f136"/>
              <draw:equation draw:name="f138" draw:formula="?f137 * ?f14"/>
              <draw:equation draw:name="f139" draw:formula="sqrt(?f135 * ?f135 + ?f138 * ?f138 + 0 * 0)"/>
              <draw:equation draw:name="f140" draw:formula="?f8 * ?f14 / ?f139"/>
              <draw:equation draw:name="f141" draw:formula="?f137 * ?f140"/>
              <draw:equation draw:name="f142" draw:formula="?f124 + ?f141"/>
              <draw:equation draw:name="f143" draw:formula="?f134 * ?f140"/>
              <draw:equation draw:name="f144" draw:formula="?f125 + ?f143"/>
              <draw:equation draw:name="f145" draw:formula="if(?f79, ?f112, ?f126)"/>
              <draw:equation draw:name="f146" draw:formula="if(?f79, ?f114, ?f127)"/>
              <draw:equation draw:name="f147" draw:formula="if(?f79, ?f112, ?f128)"/>
              <draw:equation draw:name="f148" draw:formula="if(?f79, ?f114, ?f129)"/>
              <draw:equation draw:name="f149" draw:formula="if(?f79, ?f126, ?f142)"/>
              <draw:equation draw:name="f150" draw:formula="if(?f79, ?f127, ?f144)"/>
              <draw:equation draw:name="f151" draw:formula="if(?f79, ?f128, ?f142)"/>
              <draw:equation draw:name="f152" draw:formula="if(?f79, ?f129, ?f144)"/>
              <draw:equation draw:name="f153" draw:formula="?f0 + ?f32"/>
              <draw:equation draw:name="f154" draw:formula="?f0 + ?f1"/>
              <draw:equation draw:name="f155" draw:formula="?f154 * ?f11 / ?f0"/>
              <draw:equation draw:name="f156" draw:formula="0 - ?f155"/>
              <draw:equation draw:name="f157" draw:formula="cos(?f156)"/>
              <draw:equation draw:name="f158" draw:formula="0 - ?f157"/>
              <draw:equation draw:name="f159" draw:formula="?f158 * ?f8"/>
              <draw:equation draw:name="f160" draw:formula="sin(?f156)"/>
              <draw:equation draw:name="f161" draw:formula="0 - ?f160"/>
              <draw:equation draw:name="f162" draw:formula="?f161 * ?f14"/>
              <draw:equation draw:name="f163" draw:formula="sqrt(?f159 * ?f159 + ?f162 * ?f162 + 0 * 0)"/>
              <draw:equation draw:name="f164" draw:formula="?f8 * ?f14 / ?f163"/>
              <draw:equation draw:name="f165" draw:formula="?f161 * ?f164"/>
              <draw:equation draw:name="f166" draw:formula="?f9 - ?f165"/>
              <draw:equation draw:name="f167" draw:formula="?f158 * ?f164"/>
              <draw:equation draw:name="f168" draw:formula="?f14 - ?f167"/>
              <draw:equation draw:name="f169" draw:formula="?f166 - ?f8"/>
              <draw:equation draw:name="f170" draw:formula="?f168 - ?f14"/>
              <draw:equation draw:name="f171" draw:formula="?f166 + ?f8"/>
              <draw:equation draw:name="f172" draw:formula="?f168 + ?f14"/>
              <draw:equation draw:name="f173" draw:formula="?f153 + ?f1"/>
              <draw:equation draw:name="f174" draw:formula="?f173 * ?f11 / ?f0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8"/>
              <draw:equation draw:name="f179" draw:formula="sin(?f175)"/>
              <draw:equation draw:name="f180" draw:formula="0 - ?f179"/>
              <draw:equation draw:name="f181" draw:formula="?f180 * ?f14"/>
              <draw:equation draw:name="f182" draw:formula="sqrt(?f178 * ?f178 + ?f181 * ?f181 + 0 * 0)"/>
              <draw:equation draw:name="f183" draw:formula="?f8 * ?f14 / ?f182"/>
              <draw:equation draw:name="f184" draw:formula="?f180 * ?f183"/>
              <draw:equation draw:name="f185" draw:formula="?f166 + ?f184"/>
              <draw:equation draw:name="f186" draw:formula="?f177 * ?f183"/>
              <draw:equation draw:name="f187" draw:formula="?f168 + ?f186"/>
              <draw:equation draw:name="f188" draw:formula="if(?f32, ?f9, ?f169)"/>
              <draw:equation draw:name="f189" draw:formula="if(?f32, ?f14, ?f170)"/>
              <draw:equation draw:name="f190" draw:formula="if(?f32, ?f9, ?f171)"/>
              <draw:equation draw:name="f191" draw:formula="if(?f32, ?f14, ?f172)"/>
              <draw:equation draw:name="f192" draw:formula="if(?f32, ?f169, ?f185)"/>
              <draw:equation draw:name="f193" draw:formula="if(?f32, ?f170, ?f187)"/>
              <draw:equation draw:name="f194" draw:formula="if(?f32, ?f171, ?f185)"/>
              <draw:equation draw:name="f195" draw:formula="if(?f32, ?f172, ?f187)"/>
            </draw:enhanced-geometry>
          </draw:custom-shape>
          <draw:frame draw:id="id89" draw:style-name="a837" draw:name="CuadroTexto 57" svg:x="0.3953in" svg:y="5.77355in" svg:width="0.3117in" svg:height="0.30293in">
            <draw:text-box>
              <text:p text:style-name="a836" text:class-names="" text:cond-style-name=""><draw:frame draw:style-name="a834" text:anchor-type="as-char" svg:x="1174.03229in" svg:y="0in" svg:width="0.32083in" svg:height="0.3in" style:rel-width="scale" style:rel-height="scale"><draw:object xlink:href="Object 9/" xlink:type="simple" xlink:show="embed" xlink:actuate="onLoad"/></draw:frame><text:span text:style-name="a835" text:class-names=""/></text:p>
            </draw:text-box>
            <svg:title/>
            <svg:desc/>
          </draw:frame>
          <draw:frame draw:id="id90" draw:style-name="a841" draw:name="CuadroTexto 62" svg:x="5.18875in" svg:y="6.69789in" svg:width="0.27201in" svg:height="0.30293in">
            <draw:text-box>
              <text:p text:style-name="a840" text:class-names="" text:cond-style-name=""><draw:frame draw:style-name="a838" text:anchor-type="as-char" svg:x="1174.05194in" svg:y="0in" svg:width="0.28153in" svg:height="0.3in" style:rel-width="scale" style:rel-height="scale"><draw:object xlink:href="Object 10/" xlink:type="simple" xlink:show="embed" xlink:actuate="onLoad"/></draw:frame><text:span text:style-name="a839" text:class-names=""/></text:p>
            </draw:text-box>
            <svg:title/>
            <svg:desc/>
          </draw:frame>
          <draw:connector draw:type="line" svg:x1="0.78273in" svg:y1="3.4892in" svg:x2="5.2519in" svg:y2="3.46275in" draw:end-shape="id85" draw:end-glue-point="4" draw:id="id91" draw:style-name="a843" draw:name="Conector recto 64">
            <svg:title/>
            <svg:desc/>
          </draw:connector>
          <draw:frame draw:id="id92" draw:style-name="a847" draw:name="CuadroTexto 66" svg:x="0.41432in" svg:y="3.36896in" svg:width="0.27383in" svg:height="0.30293in">
            <draw:text-box>
              <text:p text:style-name="a846" text:class-names="" text:cond-style-name=""><draw:frame draw:style-name="a844" text:anchor-type="as-char" svg:x="1174.05104in" svg:y="0in" svg:width="0.28333in" svg:height="0.3in" style:rel-width="scale" style:rel-height="scale"><draw:object xlink:href="Object 11/" xlink:type="simple" xlink:show="embed" xlink:actuate="onLoad"/></draw:frame><text:span text:style-name="a845" text:class-names=""/></text:p>
            </draw:text-box>
            <svg:title/>
            <svg:desc/>
          </draw:frame>
          <draw:frame draw:id="id93" draw:style-name="a851" draw:name="CuadroTexto 67" svg:x="9.67511in" svg:y="6.52442in" svg:width="0.20048in" svg:height="0.30293in">
            <draw:text-box>
              <text:p text:style-name="a850" text:class-names="" text:cond-style-name=""><draw:frame draw:style-name="a848" text:anchor-type="as-char" svg:x="1174.08736in" svg:y="0in" svg:width="0.21069in" svg:height="0.3in" style:rel-width="scale" style:rel-height="scale"><draw:object xlink:href="Object 12/" xlink:type="simple" xlink:show="embed" xlink:actuate="onLoad"/></draw:frame><text:span text:style-name="a849" text:class-names=""/></text:p>
            </draw:text-box>
            <svg:title/>
            <svg:desc/>
          </draw:frame>
        </draw:g>
        <draw:custom-shape svg:width="0.07874in" svg:height="0.07874in" draw:id="id70" draw:style-name="a780" draw:transform="translate(-0.03937in -0.03937in) rotate(-5.39061) translate(5.23257in 3.45531in)" draw:name="Elipse 69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858">
          <draw:page-thumbnail draw:page-number="1" svg:x="1.5in" svg:y="1.25in" svg:width="4.5in" svg:height="3.375in" presentation:class="page" draw:id="id94" presentation:style-name="a852" draw:name="Marcador de imagen de diapositiva 1">
            <svg:title/>
            <svg:desc/>
          </draw:page-thumbnail>
          <draw:frame draw:id="id95" presentation:style-name="a85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6" draw:style-name="a857" draw:name="Marcador de número de diapositiva 3" svg:x="4.24826in" svg:y="9.49826in" svg:width="3.25in" svg:height="0.50174in">
            <draw:text-box>
    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    </draw:text-box>
            <svg:title/>
            <svg:desc/>
          </draw:frame>
        </presentation:notes>
      </draw:page>
      <draw:page draw:name="Slide2" draw:style-name="a859" draw:master-page-name="Master1-Layout2-obj-Título-y-objetos" presentation:presentation-page-layout-name="Master1-PPL2" draw:id="Slide-257">
        <draw:frame draw:id="id97" presentation:style-name="a860" draw:name="Picture 2" svg:x="0.42802in" svg:y="1.16584in" svg:width="9.14396in" svg:height="5.16833in" style:rel-width="scale" style:rel-height="scale" presentation:class="graphic" presentation:placeholder="false">
          <draw:image xlink:href="media/image1.png" xlink:type="simple" xlink:show="embed" xlink:actuate="onLoad"/>
          <svg:title/>
          <svg:desc>ana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ítulo y objetos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Encabezado de secció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Dos objetos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ació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Solo el título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En blanco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ido con título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Imagen con título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ítulo y texto vertical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Título vertical y texto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81" svg:viewBox="0 0 20 30" svg:d="m10 0-10 30h20z"/>
    <draw:marker draw:name="a783" svg:viewBox="0 0 20 30" svg:d="m10 0-10 30h20z"/>
    <draw:stroke-dash draw:name="a790" draw:display-name="Dash" draw:style="rect" draw:dots1="1" draw:dots1-length="0.03125in" draw:dots2="0" draw:dots2-length="0in" draw:distance="0.03125in"/>
    <draw:stroke-dash draw:name="a842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Marcador de encabezad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Marcador de fech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2" draw:name="Marcador de imagen de diapositiva 3">
          <svg:title/>
          <svg:desc/>
        </draw:page-thumbnail>
        <draw:frame draw:id="id8" presentation:style-name="a58" draw:name="Marcador de nota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Haga clic para modificar los estilos de texto del patró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i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ni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Marcador de pie de página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Marcador de número de diapositiva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7">
      <draw:frame draw:id="id11" presentation:style-name="a71" draw:name="Title 1" svg:x="0.75in" svg:y="1.22743in" svg:width="8.5in" svg:height="2.61111in" presentation:class="title" presentation:placeholder="false">
        <draw:text-box>
          <text:p text:style-name="a70" text:class-names="" text:cond-style-name=""><text:span text:style-name="a68" text:class-names="">Haga clic para modificar el estilo de título del patrón</text:span><text:span text:style-name="a69" text:class-names=""/></text:p>
        </draw:text-box>
        <svg:title/>
        <svg:desc/>
      </draw:frame>
      <draw:frame draw:id="id12" presentation:style-name="a75" draw:name="Subtitle 2" svg:x="1.25in" svg:y="3.93924in" svg:width="7.5in" svg:height="1.81076in" presentation:class="subtitle" presentation:placeholder="false">
        <draw:text-box>
          <text:p text:style-name="a74" text:class-names="" text:cond-style-name=""><text:span text:style-name="a72" text:class-names="">Haga clic para modificar el estilo de subtítulo del patrón</text:span><text:span text:style-name="a73" text:class-names=""/></text:p>
        </draw:text-box>
        <svg:title/>
        <svg:desc/>
      </draw:frame>
      <draw:frame draw:id="id13" presentation:style-name="a80" draw:name="Date Placeholder 3" svg:x="0.6875in" svg:y="6.95139in" svg:width="2.25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3.3125in" svg:y="6.95139in" svg:width="3.37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7.0625in" svg:y="6.95139in" svg:width="2.25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Marcador de encabezado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Marcador de fecha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96" draw:name="Marcador de imagen de diapositiva 3">
          <svg:title/>
          <svg:desc/>
        </draw:page-thumbnail>
        <draw:frame draw:id="id8" presentation:style-name="a112" draw:name="Marcador de nota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Haga clic para modificar los estilos de texto del patró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gundo ni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Quinto ni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Marcador de pie de página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Marcador de número de diapositiva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1">
      <draw:frame draw:id="id16" presentation:style-name="a125" draw:name="Title 1" svg:x="0.6875in" svg:y="0.39931in" svg:width="8.625in" svg:height="1.44965in" presentation:class="title" presentation:placeholder="false">
        <draw:text-box>
          <text:p text:style-name="a124" text:class-names="" text:cond-style-name=""><text:span text:style-name="a122" text:class-names="">Haga clic para modificar el estilo de título del patrón</text:span><text:span text:style-name="a123" text:class-names=""/></text:p>
        </draw:text-box>
        <svg:title/>
        <svg:desc/>
      </draw:frame>
      <draw:frame draw:id="id17" presentation:style-name="a142" draw:name="Content Placeholder 2" svg:x="0.6875in" svg:y="1.99653in" svg:width="8.62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Haga clic para modificar los estilos de texto del patró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gundo ni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Quinto ni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6875in" svg:y="6.95139in" svg:width="2.25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3.3125in" svg:y="6.95139in" svg:width="3.37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7.0625in" svg:y="6.95139in" svg:width="2.25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Marcador de encabezado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Marcador de fecha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163" draw:name="Marcador de imagen de diapositiva 3">
          <svg:title/>
          <svg:desc/>
        </draw:page-thumbnail>
        <draw:frame draw:id="id8" presentation:style-name="a179" draw:name="Marcador de nota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Haga clic para modificar los estilos de texto del patró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gundo ni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Quinto ni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Marcador de pie de página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Marcador de número de diapositiva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88">
      <draw:frame draw:id="id21" presentation:style-name="a192" draw:name="Title 1" svg:x="0.68229in" svg:y="1.86979in" svg:width="8.625in" svg:height="3.11979in" presentation:class="title" presentation:placeholder="false">
        <draw:text-box>
          <text:p text:style-name="a191" text:class-names="" text:cond-style-name=""><text:span text:style-name="a189" text:class-names="">Haga clic para modificar el estilo de título del patrón</text:span><text:span text:style-name="a190" text:class-names=""/></text:p>
        </draw:text-box>
        <svg:title/>
        <svg:desc/>
      </draw:frame>
      <draw:frame draw:id="id22" presentation:style-name="a196" draw:name="Text Placeholder 2" svg:x="0.68229in" svg:y="5.0191in" svg:width="8.62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201" draw:name="Date Placeholder 3" svg:x="0.6875in" svg:y="6.95139in" svg:width="2.25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3.3125in" svg:y="6.95139in" svg:width="3.37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Marcador de encabezado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Marcador de fecha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17" draw:name="Marcador de imagen de diapositiva 3">
          <svg:title/>
          <svg:desc/>
        </draw:page-thumbnail>
        <draw:frame draw:id="id8" presentation:style-name="a233" draw:name="Marcador de nota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Haga clic para modificar los estilos de texto del patró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gundo ni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Quinto ni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Marcador de pie de página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Marcador de número de diapositiva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2">
      <draw:frame draw:id="id26" presentation:style-name="a246" draw:name="Title 1" svg:x="0.6875in" svg:y="0.39931in" svg:width="8.625in" svg:height="1.44965in" presentation:class="title" presentation:placeholder="false">
        <draw:text-box>
          <text:p text:style-name="a245" text:class-names="" text:cond-style-name=""><text:span text:style-name="a243" text:class-names="">Haga clic para modificar el estilo de título del patrón</text:span><text:span text:style-name="a244" text:class-names=""/></text:p>
        </draw:text-box>
        <svg:title/>
        <svg:desc/>
      </draw:frame>
      <draw:frame draw:id="id27" presentation:style-name="a263" draw:name="Content Placeholder 2" svg:x="0.6875in" svg:y="1.99653in" svg:width="4.25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los estilos de texto del patró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i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Quinto ni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5.0625in" svg:y="1.99653in" svg:width="4.25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6875in" svg:y="6.95139in" svg:width="2.2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3.3125in" svg:y="6.95139in" svg:width="3.37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7.0625in" svg:y="6.95139in" svg:width="2.25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Marcador de encabezado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Marcador de fecha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01" draw:name="Marcador de imagen de diapositiva 3">
          <svg:title/>
          <svg:desc/>
        </draw:page-thumbnail>
        <draw:frame draw:id="id8" presentation:style-name="a317" draw:name="Marcador de nota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Haga clic para modificar los estilos de texto del patró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gundo ni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Quinto ni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Marcador de pie de página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Marcador de número de diapositiva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26">
      <draw:frame draw:id="id32" presentation:style-name="a330" draw:name="Title 1" svg:x="0.6888in" svg:y="0.39931in" svg:width="8.625in" svg:height="1.44965in" presentation:class="title" presentation:placeholder="false">
        <draw:text-box>
          <text:p text:style-name="a329" text:class-names="" text:cond-style-name=""><text:span text:style-name="a327" text:class-names="">Haga clic para modificar el estilo de título del patrón</text:span><text:span text:style-name="a328" text:class-names=""/></text:p>
        </draw:text-box>
        <svg:title/>
        <svg:desc/>
      </draw:frame>
      <draw:frame draw:id="id33" presentation:style-name="a334" draw:name="Text Placeholder 2" svg:x="0.6888in" svg:y="1.83854in" svg:width="4.23047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51" draw:name="Content Placeholder 3" svg:x="0.6888in" svg:y="2.73958in" svg:width="4.23047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Haga clic para modificar los estilos de texto del patró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gundo ni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Quinto ni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5.0625in" svg:y="1.83854in" svg:width="4.2513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72" draw:name="Content Placeholder 5" svg:x="5.0625in" svg:y="2.73958in" svg:width="4.2513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modificar los estilos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6875in" svg:y="6.95139in" svg:width="2.25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3.3125in" svg:y="6.95139in" svg:width="3.37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7.0625in" svg:y="6.95139in" svg:width="2.25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Marcador de encabezado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Marcador de fecha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93" draw:name="Marcador de imagen de diapositiva 3">
          <svg:title/>
          <svg:desc/>
        </draw:page-thumbnail>
        <draw:frame draw:id="id8" presentation:style-name="a409" draw:name="Marcador de nota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Haga clic para modificar los estilos de texto del patró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gundo ni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Quinto ni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Marcador de pie de página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Marcador de número de diapositiva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18">
      <draw:frame draw:id="id40" presentation:style-name="a422" draw:name="Title 1" svg:x="0.6875in" svg:y="0.39931in" svg:width="8.625in" svg:height="1.44965in" presentation:class="title" presentation:placeholder="false">
        <draw:text-box>
          <text:p text:style-name="a421" text:class-names="" text:cond-style-name=""><text:span text:style-name="a419" text:class-names="">Haga clic para modificar el estilo de título del patrón</text:span><text:span text:style-name="a420" text:class-names=""/></text:p>
        </draw:text-box>
        <svg:title/>
        <svg:desc/>
      </draw:frame>
      <draw:frame draw:id="id41" presentation:style-name="a427" draw:name="Date Placeholder 2" svg:x="0.6875in" svg:y="6.95139in" svg:width="2.25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3.3125in" svg:y="6.95139in" svg:width="3.37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7.0625in" svg:y="6.95139in" svg:width="2.25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Marcador de encabezado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Marcador de fecha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43" draw:name="Marcador de imagen de diapositiva 3">
          <svg:title/>
          <svg:desc/>
        </draw:page-thumbnail>
        <draw:frame draw:id="id8" presentation:style-name="a459" draw:name="Marcador de nota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Haga clic para modificar los estilos de texto del patró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gundo ni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Quinto ni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Marcador de pie de página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Marcador de número de diapositiva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68">
      <draw:frame draw:id="id44" presentation:style-name="a473" draw:name="Date Placeholder 1" svg:x="0.6875in" svg:y="6.95139in" svg:width="2.25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3.3125in" svg:y="6.95139in" svg:width="3.37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7.0625in" svg:y="6.95139in" svg:width="2.25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Marcador de encabezado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Marcador de fecha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89" draw:name="Marcador de imagen de diapositiva 3">
          <svg:title/>
          <svg:desc/>
        </draw:page-thumbnail>
        <draw:frame draw:id="id8" presentation:style-name="a505" draw:name="Marcador de nota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Haga clic para modificar los estilos de texto del patró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gundo ni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Quinto ni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Marcador de pie de página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Marcador de número de diapositiva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14">
      <draw:frame draw:id="id47" presentation:style-name="a518" draw:name="Title 1" svg:x="0.6888in" svg:y="0.5in" svg:width="3.22526in" svg:height="1.75in" presentation:class="title" presentation:placeholder="false">
        <draw:text-box>
          <text:p text:style-name="a517" text:class-names="" text:cond-style-name=""><text:span text:style-name="a515" text:class-names="">Haga clic para modificar el estilo de título del patrón</text:span><text:span text:style-name="a516" text:class-names=""/></text:p>
        </draw:text-box>
        <svg:title/>
        <svg:desc/>
      </draw:frame>
      <draw:frame draw:id="id48" presentation:style-name="a535" draw:name="Content Placeholder 2" svg:x="4.2513in" svg:y="1.07986in" svg:width="5.062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Haga clic para modificar los estilos de texto del patró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gundo ni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Quinto ni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6888in" svg:y="2.25in" svg:width="3.22526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44" draw:name="Date Placeholder 4" svg:x="0.6875in" svg:y="6.95139in" svg:width="2.25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3.3125in" svg:y="6.95139in" svg:width="3.37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7.0625in" svg:y="6.95139in" svg:width="2.25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Marcador de encabezado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Marcador de fecha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60" draw:name="Marcador de imagen de diapositiva 3">
          <svg:title/>
          <svg:desc/>
        </draw:page-thumbnail>
        <draw:frame draw:id="id8" presentation:style-name="a576" draw:name="Marcador de nota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Haga clic para modificar los estilos de texto del patró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gundo ni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Quinto ni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Marcador de pie de página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Marcador de número de diapositiva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85">
      <draw:frame draw:id="id53" presentation:style-name="a589" draw:name="Title 1" svg:x="0.6888in" svg:y="0.5in" svg:width="3.22526in" svg:height="1.75in" presentation:class="title" presentation:placeholder="false">
        <draw:text-box>
          <text:p text:style-name="a588" text:class-names="" text:cond-style-name=""><text:span text:style-name="a586" text:class-names="">Haga clic para modificar el estilo de título del patrón</text:span><text:span text:style-name="a587" text:class-names=""/></text:p>
        </draw:text-box>
        <svg:title/>
        <svg:desc/>
      </draw:frame>
      <draw:frame draw:id="id54" presentation:style-name="a593" draw:name="Picture Placeholder 2" svg:x="4.2513in" svg:y="1.07986in" svg:width="5.0625in" svg:height="5.32986in" presentation:class="graphic" presentation:placeholder="false">
        <draw:text-box>
          <text:p text:style-name="a592" text:class-names="" text:cond-style-name=""><text:span text:style-name="a590" text:class-names="">Haga clic en el icono para agregar una imagen</text:span><text:span text:style-name="a591" text:class-names=""/></text:p>
        </draw:text-box>
        <svg:title/>
        <svg:desc/>
      </draw:frame>
      <draw:frame draw:id="id55" presentation:style-name="a597" draw:name="Text Placeholder 3" svg:x="0.6888in" svg:y="2.25in" svg:width="3.22526in" svg:height="4.168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602" draw:name="Date Placeholder 4" svg:x="0.6875in" svg:y="6.95139in" svg:width="2.25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/></text:span><text:span text:style-name="a600" text:class-names=""/></text:p>
        </draw:text-box>
        <svg:title/>
        <svg:desc/>
      </draw:frame>
      <draw:frame draw:id="id57" presentation:style-name="a605" draw:name="Footer Placeholder 5" svg:x="3.3125in" svg:y="6.95139in" svg:width="3.37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7.0625in" svg:y="6.95139in" svg:width="2.25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Marcador de encabezado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Marcador de fecha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18" draw:name="Marcador de imagen de diapositiva 3">
          <svg:title/>
          <svg:desc/>
        </draw:page-thumbnail>
        <draw:frame draw:id="id8" presentation:style-name="a634" draw:name="Marcador de notas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Haga clic para modificar los estilos de texto del patrón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gundo ni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Quinto ni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Marcador de pie de página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Marcador de número de diapositiva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43">
      <draw:frame draw:id="id59" presentation:style-name="a647" draw:name="Title 1" svg:x="0.6875in" svg:y="0.39931in" svg:width="8.625in" svg:height="1.44965in" presentation:class="title" presentation:placeholder="false">
        <draw:text-box>
          <text:p text:style-name="a646" text:class-names="" text:cond-style-name=""><text:span text:style-name="a644" text:class-names="">Haga clic para modificar el estilo de título del patrón</text:span><text:span text:style-name="a645" text:class-names=""/></text:p>
        </draw:text-box>
        <svg:title/>
        <svg:desc/>
      </draw:frame>
      <draw:frame draw:id="id60" presentation:style-name="a664" draw:name="Vertical Text Placeholder 2" svg:x="0.6875in" svg:y="1.99653in" svg:width="8.625in" svg:height="4.758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Haga clic para modificar los estilos de texto del patrón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gundo ni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Quinto ni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0.6875in" svg:y="6.95139in" svg:width="2.25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/></text:span><text:span text:style-name="a667" text:class-names=""/></text:p>
        </draw:text-box>
        <svg:title/>
        <svg:desc/>
      </draw:frame>
      <draw:frame draw:id="id62" presentation:style-name="a672" draw:name="Footer Placeholder 4" svg:x="3.3125in" svg:y="6.95139in" svg:width="3.37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7.0625in" svg:y="6.95139in" svg:width="2.25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Marcador de encabezado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Marcador de fecha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85" draw:name="Marcador de imagen de diapositiva 3">
          <svg:title/>
          <svg:desc/>
        </draw:page-thumbnail>
        <draw:frame draw:id="id8" presentation:style-name="a701" draw:name="Marcador de notas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Haga clic para modificar los estilos de texto del patrón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gundo ni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Quinto ni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Marcador de pie de página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Marcador de número de diapositiva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10">
      <draw:frame draw:id="id64" presentation:style-name="a714" draw:name="Vertical Title 1" svg:x="7.15625in" svg:y="0.39931in" svg:width="2.15625in" svg:height="6.3559in" presentation:class="title" presentation:placeholder="false">
        <draw:text-box>
          <text:p text:style-name="a713" text:class-names="" text:cond-style-name=""><text:span text:style-name="a711" text:class-names="">Haga clic para modificar el estilo de título del patrón</text:span><text:span text:style-name="a712" text:class-names=""/></text:p>
        </draw:text-box>
        <svg:title/>
        <svg:desc/>
      </draw:frame>
      <draw:frame draw:id="id65" presentation:style-name="a731" draw:name="Vertical Text Placeholder 2" svg:x="0.6875in" svg:y="0.39931in" svg:width="6.34375in" svg:height="6.3559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Haga clic para modificar los estilos de texto del patrón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gundo ni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Quinto ni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0.6875in" svg:y="6.95139in" svg:width="2.25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/></text:span><text:span text:style-name="a734" text:class-names=""/></text:p>
        </draw:text-box>
        <svg:title/>
        <svg:desc/>
      </draw:frame>
      <draw:frame draw:id="id67" presentation:style-name="a739" draw:name="Footer Placeholder 4" svg:x="3.3125in" svg:y="6.95139in" svg:width="3.37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7.0625in" svg:y="6.95139in" svg:width="2.25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Marcador de encabezado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Marcador de fecha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752" draw:name="Marcador de imagen de diapositiva 3">
          <svg:title/>
          <svg:desc/>
        </draw:page-thumbnail>
        <draw:frame draw:id="id8" presentation:style-name="a768" draw:name="Marcador de notas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Haga clic para modificar los estilos de texto del patrón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gundo ni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Quinto ni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Marcador de pie de página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Marcador de número de diapositiva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C IS</meta:initial-creator>
    <dc:creator>JC IS</dc:creator>
    <meta:creation-date>2019-08-13T14:08:29Z</meta:creation-date>
    <dc:date>2019-08-13T14:48:07Z</dc:date>
    <meta:template xlink:href="Office%20Theme" xlink:type="simple"/>
    <meta:editing-cycles>3</meta:editing-cycles>
    <meta:editing-duration>PT2377S</meta:editing-duration>
    <meta:document-statistic meta:paragraph-count="13" meta:word-count="19"/>
  </office:meta>
</office:document-meta>
</file>

<file path=Object 1/content.xml><?xml version="1.0" encoding="utf-8"?>
<mml:math xmlns:mml="http://www.w3.org/1998/Math/MathML" display="block">
  <mml:mover accent="true">
    <mml:mrow>
      <mml:msub>
        <mml:mi>y</mml:mi>
        <mml:mi>i</mml:mi>
      </mml:msub>
    </mml:mrow>
    <mml:mo>^</mml:mo>
  </mml:mover>
</mml:math>
</file>

<file path=Object 10/content.xml><?xml version="1.0" encoding="utf-8"?>
<mml:math xmlns:mml="http://www.w3.org/1998/Math/MathML" display="block">
  <mml:msub>
    <mml:mi>x</mml:mi>
    <mml:mi>i</mml:mi>
  </mml:msub>
</mml:math>
</file>

<file path=Object 11/content.xml><?xml version="1.0" encoding="utf-8"?>
<mml:math xmlns:mml="http://www.w3.org/1998/Math/MathML" display="block">
  <mml:mover accent="true">
    <mml:mrow>
      <mml:msub>
        <mml:mi>y</mml:mi>
        <mml:mi>i</mml:mi>
      </mml:msub>
    </mml:mrow>
    <mml:mo>^</mml:mo>
  </mml:mover>
</mml:math>
</file>

<file path=Object 12/content.xml><?xml version="1.0" encoding="utf-8"?>
<mml:math xmlns:mml="http://www.w3.org/1998/Math/MathML" display="block">
  <mml:mi>x</mml:mi>
</mml:math>
</file>

<file path=Object 2/content.xml><?xml version="1.0" encoding="utf-8"?>
<mml:math xmlns:mml="http://www.w3.org/1998/Math/MathML" display="block">
  <mml:mover accent="true">
    <mml:mi>y</mml:mi>
    <mml:mo>-</mml:mo>
  </mml:mover>
</mml:math>
</file>

<file path=Object 3/content.xml><?xml version="1.0" encoding="utf-8"?>
<mml:math xmlns:mml="http://www.w3.org/1998/Math/MathML" display="block">
  <mml:mi>y</mml:mi>
</mml:math>
</file>

<file path=Object 4/content.xml><?xml version="1.0" encoding="utf-8"?>
<mml:math xmlns:mml="http://www.w3.org/1998/Math/MathML" display="block">
  <mml:msub>
    <mml:mi>y</mml:mi>
    <mml:mi>i</mml:mi>
  </mml:msub>
</mml:math>
</file>

<file path=Object 5/content.xml><?xml version="1.0" encoding="utf-8"?>
<mml:math xmlns:mml="http://www.w3.org/1998/Math/MathML" display="block">
  <mml:msub>
    <mml:mi>y</mml:mi>
    <mml:mi>i</mml:mi>
  </mml:msub>
</mml:math>
</file>

<file path=Object 6/content.xml><?xml version="1.0" encoding="utf-8"?>
<mml:math xmlns:mml="http://www.w3.org/1998/Math/MathML" display="block">
  <mml:mi>S</mml:mi>
  <mml:mi>S</mml:mi>
  <mml:mi>E</mml:mi>
  <mml:mo>=</mml:mo>
  <mml:msup>
    <mml:mrow>
      <mml:mo stretchy="false">∑</mml:mo>
      <mml:mrow>
        <mml:mo fence="false">(</mml:mo>
        <mml:msub>
          <mml:mi>y</mml:mi>
          <mml:mi>i</mml:mi>
        </mml:msub>
        <mml:mtext> </mml:mtext>
        <mml:mo>−</mml:mo>
      </mml:mrow>
      <mml:mover accent="true">
        <mml:mrow>
          <mml:msub>
            <mml:mi>y</mml:mi>
            <mml:mi>i</mml:mi>
          </mml:msub>
        </mml:mrow>
        <mml:mo>^</mml:mo>
      </mml:mover>
      <mml:mtext>)</mml:mtext>
    </mml:mrow>
    <mml:mn>2</mml:mn>
  </mml:msup>
</mml:math>
</file>

<file path=Object 7/content.xml><?xml version="1.0" encoding="utf-8"?>
<mml:math xmlns:mml="http://www.w3.org/1998/Math/MathML" display="block">
  <mml:mi>S</mml:mi>
  <mml:mi>S</mml:mi>
  <mml:mi>R</mml:mi>
  <mml:mo>=</mml:mo>
  <mml:msup>
    <mml:mrow>
      <mml:mo stretchy="false">∑</mml:mo>
      <mml:mrow>
        <mml:mo fence="false">(</mml:mo>
      </mml:mrow>
      <mml:mover accent="true">
        <mml:mrow>
          <mml:msub>
            <mml:mi>y</mml:mi>
            <mml:mi>i</mml:mi>
          </mml:msub>
        </mml:mrow>
        <mml:mo>^</mml:mo>
      </mml:mover>
      <mml:mo>−</mml:mo>
      <mml:mover accent="true">
        <mml:mi>y</mml:mi>
        <mml:mo>-</mml:mo>
      </mml:mover>
      <mml:mtext>)</mml:mtext>
    </mml:mrow>
    <mml:mn>2</mml:mn>
  </mml:msup>
</mml:math>
</file>

<file path=Object 8/content.xml><?xml version="1.0" encoding="utf-8"?>
<mml:math xmlns:mml="http://www.w3.org/1998/Math/MathML" display="block">
  <mml:mi>S</mml:mi>
  <mml:mi>S</mml:mi>
  <mml:mi>R</mml:mi>
  <mml:mo>=</mml:mo>
  <mml:msup>
    <mml:mrow>
      <mml:mo stretchy="false">∑</mml:mo>
      <mml:mrow>
        <mml:mo fence="false">(</mml:mo>
      </mml:mrow>
      <mml:msub>
        <mml:mi>y</mml:mi>
        <mml:mi>i</mml:mi>
      </mml:msub>
      <mml:mo>−</mml:mo>
      <mml:mover accent="true">
        <mml:mi>y</mml:mi>
        <mml:mo>-</mml:mo>
      </mml:mover>
      <mml:mtext>)</mml:mtext>
    </mml:mrow>
    <mml:mn>2</mml:mn>
  </mml:msup>
</mml:math>
</file>

<file path=Object 9/content.xml><?xml version="1.0" encoding="utf-8"?>
<mml:math xmlns:mml="http://www.w3.org/1998/Math/MathML" display="block">
  <mml:msub>
    <mml:mi>𝛽</mml:mi>
    <mml:mn>0</mml:mn>
  </mml:msub>
</mml:math>
</file>